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014cm" table:align="center" style:writing-mode="lr-tb"/>
    </style:style>
    <style:style style:name="Tabla1.A" style:family="table-column">
      <style:table-column-properties style:column-width="3.845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7cm"/>
    </style:style>
    <style:style style:name="Tabla1.F" style:family="table-column">
      <style:table-column-properties style:column-width="0.93cm"/>
    </style:style>
    <style:style style:name="Tabla1.G" style:family="table-column">
      <style:table-column-properties style:column-width="0.25cm"/>
    </style:style>
    <style:style style:name="Tabla1.H" style:family="table-column">
      <style:table-column-properties style:column-width="0.57cm"/>
    </style:style>
    <style:style style:name="Tabla1.I" style:family="table-column">
      <style:table-column-properties style:column-width="4.431cm"/>
    </style:style>
    <style:style style:name="Tabla1.J" style:family="table-column">
      <style:table-column-properties style:column-width="1.778cm"/>
    </style:style>
    <style:style style:name="Tabla1.K" style:family="table-column">
      <style:table-column-properties style:column-width="3.993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8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1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002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6" style:family="paragraph" style:parent-style-name="Standard">
      <style:paragraph-properties fo:margin-left="0.002cm" fo:margin-right="0cm" fo:line-height="100%" fo:text-indent="0cm" style:auto-text-indent="false"/>
    </style:style>
    <style:style style:name="P27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2.524cm" fo:margin-right="0cm" fo:line-height="100%" fo:text-indent="0.076cm" style:auto-text-indent="false"/>
    </style:style>
    <style:style style:name="P30" style:family="paragraph" style:parent-style-name="Standard">
      <style:paragraph-properties fo:margin-left="0.686cm" fo:margin-right="0cm" fo:line-height="100%" fo:text-indent="0cm" style:auto-text-indent="false"/>
    </style:style>
    <style:style style:name="P31" style:family="paragraph" style:parent-style-name="Standard">
      <style:paragraph-properties fo:margin-left="0.811cm" fo:margin-right="0cm" fo:line-height="96%" fo:text-indent="-0.75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>
      <style:paragraph-properties fo:margin-left="0.002cm" fo:margin-right="0cm" fo:text-indent="0.106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style:letter-kerning="false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ECRETARÍA DE LA DEFENSA NACIONAL.</text:p>
      <text:p text:style-name="P6"><text:s/><text:bookmark text:name="_GoBack"/></text:p>
      <text:list xml:id="list2860249827" text:style-name="WW8Num1">
        <text:list-item>
          <text:p text:style-name="P18">DIR. GRAL. EDUC. MIL. Y <text:tab/> <text:s text:c="226"/>ESC. MIL. DE INGS.</text:p>
        </text:list-item>
      </text:list>
      <text:p text:style-name="P19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11" office:value-type="string">
            <text:p text:style-name="P2"><text:span text:style-name="T2">SECUENCIA DIDÁCTICA No.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0">(E) Unidad de aprendizaje: </text:p>
          </table:table-cell>
          <table:covered-table-cell/>
          <table:table-cell table:style-name="Tabla1.A3" table:number-columns-spanned="6" office:value-type="string">
            <text:p text:style-name="P21">(F) Unidad de competencia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2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6" office:value-type="string">
            <text:p text:style-name="P11">I. TEORIA DE PROB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4" table:number-columns-spanned="3" office:value-type="string">
            <text:p text:style-name="P9"><text:s/></text:p>
            <text:p text:style-name="P4"><text:span text:style-name="T3">1.1 REDACTA EN MEDIA CUARTILLA EL CONCEPTO DE PROBABILIDAD, ANOTANDO UN EJEMPLO DE SU APLICACIÓN EN LA INGENIERIA.</text:span></text:p>
            <text:p text:style-name="P23"><text:s/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8" office:value-type="string">
            <text:p text:style-name="P13"><text:s/></text:p>
            <text:p text:style-name="P16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8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8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6" table:number-columns-spanned="3" office:value-type="string">
            <text:p text:style-name="P2"><text:span text:style-name="T5">Campo Militar No. 1-K, Lomas de San Isidro, México, <text:s/>Miércoles 3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8" office:value-type="string">
            <text:p text:style-name="P29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8" office:value-type="string">
            <text:p text:style-name="P1"><text:span text:style-name="T5">¿Qué debe entenderse por probabilidad?</text:span></text:p>
            <text:p text:style-name="P1"><text:span text:style-name="T5">¿Cuál fue el origen del estudio de la probabilidad?</text:span></text:p>
            <text:p text:style-name="P1"><text:span text:style-name="T5">¿Qué debe entenderse por espacio muestra?</text:span></text:p>
            <text:p text:style-name="P1"><text:span text:style-name="T5">¿Qué debe entenderse por eventos o conjuntos medibl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8" table:number-columns-spanned="3" office:value-type="string">
            <text:p text:style-name="P27"><text:span text:style-name="T3">EXPLICA LA NECESIDAD DEL ESTUDIO Y APLICACIÓN DE LA TEORIA DE LA PROBABILIDAD</text:span><text:span text:style-name="T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1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0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31"><text:span text:style-name="T5">(M) Actividades del Mediador: </text:span></text:p>
            <text:p text:style-name="P25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5"><text:s/></text:p>
          </table:table-cell>
          <table:covered-table-cell/>
          <table:table-cell table:style-name="Tabla1.A3" table:number-columns-spanned="4" office:value-type="string">
            <text:p text:style-name="P24">(O) Recursos: </text:p>
            <text:p text:style-name="P33"><text:span text:style-name="T9"><text:s/></text:span><text:s/></text:p>
          </table:table-cell>
          <table:covered-table-cell/>
          <table:covered-table-cell/>
          <table:covered-table-cell/>
          <table:table-cell table:style-name="Tabla1.A1" office:value-type="string">
            <text:p text:style-name="P34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5"><text:span text:style-name="T1">Aprendizaje basado en Problemas.</text:span></text:p>
          </table:table-cell>
          <table:table-cell table:style-name="Tabla1.B13" table:number-rows-spanned="3" table:number-columns-spanned="3" office:value-type="string">
            <text:list xml:id="list992594501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9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38"><text:span text:style-name="T9">Se da realimentación sobre el trabajo realizado, al personal discente.</text:span></text:p>
              </text:list-item>
            </text:list>
            <text:p text:style-name="P41"/>
          </table:table-cell>
          <table:covered-table-cell/>
          <table:covered-table-cell/>
          <table:table-cell table:style-name="Tabla1.E13" table:number-rows-spanned="3" table:number-columns-spanned="2" office:value-type="string">
            <text:p text:style-name="P26"><text:span text:style-name="T5">Redacta un documento en el que con sus propias palabras define qué debe entenderse por probabilidad, cuáles son los orígenes de las mismas, y cuáles son sus aplicaciones.</text:span></text:p>
          </table:table-cell>
          <table:covered-table-cell/>
          <table:table-cell table:style-name="Tabla1.G11" table:number-columns-spanned="4" office:value-type="string">
            <text:list xml:id="list2152446384" text:style-name="WW8Num5">
              <text:list-item>
                <text:p text:style-name="P42">Pintarrón</text:p>
              </text:list-item>
              <text:list-item>
                <text:p text:style-name="P42">Marcadores para pintarrón.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covered-table-cell/>
          <table:table-cell table:style-name="Tabla1.K13" table:number-rows-spanned="3" office:value-type="string">
            <text:list xml:id="list4416635043345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" table:number-columns-spanned="4" office:value-type="string">
            <text:p text:style-name="P46">(Q) Tiempo: </text:p>
          </table:table-cell>
          <table:covered-table-cell/>
          <table:covered-table-cell/>
          <table:covered-table-cell/>
          <table:covered-table-cell/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4" office:value-type="string">
            <text:list xml:id="list949775786" text:style-name="WW8Num3">
              <text:list-item>
                <text:p text:style-name="P47"><text:span text:style-name="T9">120 minutos en total.</text:span></text:p>
              </text:list-item>
              <text:list-item>
                <text:p text:style-name="P47"><text:span text:style-name="T1">20 minutos de receso intercalados</text:span></text:p>
              </text:list-item>
              <text:list-item>
                <text:p text:style-name="P47"><text:span text:style-name="T1">10 minutos de encuadre.</text:span></text:p>
              </text:list-item>
              <text:list-item>
                <text:p text:style-name="P47"><text:span text:style-name="T1">10 minutos para explicar el desarrollo de la dinámica de trabajo.</text:span></text:p>
              </text:list-item>
              <text:list-item>
                <text:p text:style-name="P47"><text:span text:style-name="T1">60 minutos para la revisión de ejemplos de espacios </text:span><text:soft-page-break/><text:span text:style-name="T1">muestra y del concepto de evento o conjunto medible.</text:span></text:p>
              </text:list-item>
              <text:list-item>
                <text:p text:style-name="P47"><text:span text:style-name="T1">20 minutos para el cierre y las conclusiones.</text:span></text:p>
              </text:list-item>
            </text:list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1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  <text:p text:style-name="P1"><text:span text:style-name="T7">¿Cómo aplicará el aprendizaje adquirido en su práctica labora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1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4" office:value-type="string">
            <text:p text:style-name="P50">(T) Intencionalidad de la evaluación 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4" office:value-type="string">
            <text:p text:style-name="Standard"><text:span text:style-name="T7">Sistematizar e interpretar la información vertida por el personal discente, para dar la realimentación requerida,</text:span> </text:p>
          </table:table-cell>
          <table:covered-table-cell/>
          <table:covered-table-cell/>
          <table:covered-table-cell/>
          <table:table-cell table:style-name="Tabla1.H20" table:number-rows-spanned="3" table:number-columns-spanned="2" office:value-type="string">
            <text:list xml:id="list1744295604" text:style-name="WW8Num4">
              <text:list-item>
                <text:p text:style-name="P53"><text:span text:style-name="T5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J20" table:number-rows-spanned="3" table:number-columns-spanned="2" office:value-type="string">
            <text:p text:style-name="P3"><text:span text:style-name="T5">Ilustración</text:span><text:span text:style-name="T6"> </text:span><text:span text:style-name="T5">del concepto de probabilidad, sus orígenes y sus aplicacione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6">Lamberto Maza Casas</text:p>
            <text:p text:style-name="P55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6" office:value-type="string">
            <text:p text:style-name="P9"><text:s/></text:p>
            <text:p text:style-name="P9"><text:s/>Vo. <text:s text:c="17"/>Bo. </text:p>
            <text:p text:style-name="P2"><text:span text:style-name="T5">EL Tte. Cor. I. I., Jefe Sec. Académica. </text:span></text:p>
            <text:p text:style-name="P2"/>
            <text:p text:style-name="P57"><text:span text:style-name="T5">Omar Luna Ramírez</text:span></text:p>
            <text:p text:style-name="P57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1:00</dc:date>
    <meta:print-date>2019-09-20T04:07:00</meta:print-date>
    <meta:editing-cycles>49</meta:editing-cycles>
    <meta:editing-duration>PT3H26M</meta:editing-duration>
    <meta:document-statistic meta:table-count="1" meta:image-count="0" meta:object-count="0" meta:page-count="2" meta:paragraph-count="89" meta:word-count="439" meta:character-count="3289" meta:non-whitespace-character-count="243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